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font-size="10pt"/>
    </style:style>
    <style:style style:name="T7" style:family="text">
      <style:text-properties fo:font-size="10pt" fo:language="fr" fo:country="FR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eeting">
        <text:p text:style-name="P6"><text:span text:style-name="T4"><office:annotation><dc:creator>Auteur inconnu</dc:creator><dc:date>2018-06-18T11:00:37.516524440</dc:date><text:p><text:span text:style-name="T5">do section- for uid in itemUids</text:span></text:p><text:p><text:span text:style-name="T5">with meeting=self.uid_catalog(UID=uid)[0].getObject()</text:span></text:p><text:p><text:span text:style-name="T5">if meeting</text:span>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><dc:date>2008-01-24T00:00:00</dc:date><text:p><text:span text:style-name="T6">do text</text:span></text:p><text:p><text:span text:style-name="T6">from xhtml(meeting.getStrikedAssembly())</text:span></text:p></office:annotation>ssembly</text:p>
        <text:section text:style-name="Sect1" text:name="excuse">
          <text:p text:style-name="P3"><office:annotation><dc:creator>André NUYENS</dc:creator><dc:date>2018-06-14T14:32:24</dc:date><loext:sender-initials>AN</loext:sender-initials><text:p><text:span text:style-name="T5">do section- with excused=meeting.</text:span><text:span text:style-name="T7">getAssemblyExcused</text:span><text:span text:style-name="T5">()</text:span></text:p><text:p><text:span text:style-name="T5">if excused</text:span></text:p></office:annotation></text:p>
          <text:p text:style-name="P3">Excusé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excused)</text:span></text:p></office:annotation>excused</text:p>
        </text:section>
        <text:section text:style-name="Sect1" text:name="absents">
          <text:p text:style-name="P3"><office:annotation><dc:creator>André NUYENS</dc:creator><dc:date>2018-06-14T14:32:24</dc:date><loext:sender-initials>AN</loext:sender-initials><text:p><text:span text:style-name="T5">do section- with absents=meeting.</text:span><text:span text:style-name="T7">getAssemblyAbsents</text:span><text:span text:style-name="T5">()</text:span></text:p><text:p><text:span text:style-name="T5">if absents</text:span></text:p></office:annotation></text:p>
          <text:p text:style-name="P3"><text:span text:style-name="T2">Absent</text:span>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</text:span><text:span text:style-name="T5">absents</text:span><text:span text:style-name="T6">)</text:span>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c838ef25c16710f8838b1faec480ebba495259d0</meta:generator>
    <meta:creation-date>2010-07-19T08:54:36</meta:creation-date>
    <dc:date>2018-06-18T11:23:22.410670986</dc:date>
    <dc:language>fr-FR</dc:language>
    <meta:editing-cycles>111</meta:editing-cycles>
    <meta:editing-duration>PT4H3M17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